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cf7a" officeooo:paragraph-rsid="000fcf7a"/>
    </style:style>
    <style:style style:name="P2" style:family="paragraph" style:parent-style-name="Standard">
      <style:text-properties officeooo:rsid="000fcf7a" officeooo:paragraph-rsid="0010418e"/>
    </style:style>
    <style:style style:name="P3" style:family="paragraph" style:parent-style-name="Standard">
      <style:text-properties fo:color="#a52a2a" officeooo:rsid="000fcf7a" officeooo:paragraph-rsid="000fcf7a"/>
    </style:style>
    <style:style style:name="P4" style:family="paragraph" style:parent-style-name="Standard">
      <style:text-properties fo:color="#a52a2a" officeooo:rsid="0010418e" officeooo:paragraph-rsid="0010418e"/>
    </style:style>
    <style:style style:name="P5" style:family="paragraph" style:parent-style-name="Standard">
      <style:text-properties officeooo:rsid="0010418e" officeooo:paragraph-rsid="0010418e"/>
    </style:style>
    <style:style style:name="P6" style:family="paragraph" style:parent-style-name="Standard">
      <style:text-properties officeooo:rsid="001219f9" officeooo:paragraph-rsid="001219f9"/>
    </style:style>
    <style:style style:name="P7" style:family="paragraph" style:parent-style-name="Standard">
      <style:text-properties fo:font-size="14pt" style:text-underline-style="solid" style:text-underline-width="auto" style:text-underline-color="font-color" fo:font-weight="bold" officeooo:rsid="001219f9" officeooo:paragraph-rsid="001219f9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style:text-underline-style="solid" style:text-underline-width="auto" style:text-underline-color="font-color" fo:font-weight="bold" officeooo:rsid="00367ea2" officeooo:paragraph-rsid="00367ea2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style:text-underline-style="solid" style:text-underline-width="auto" style:text-underline-color="font-color" fo:font-weight="bold" officeooo:rsid="001acb61" officeooo:paragraph-rsid="001acb61" style:font-size-asian="12.25pt" style:font-weight-asian="bold" style:font-size-complex="14pt" style:font-weight-complex="bold"/>
    </style:style>
    <style:style style:name="P10" style:family="paragraph" style:parent-style-name="Standard">
      <style:text-properties fo:font-size="14pt" style:text-underline-style="solid" style:text-underline-width="auto" style:text-underline-color="font-color" fo:font-weight="bold" officeooo:rsid="0029affc" officeooo:paragraph-rsid="0029affc" style:font-size-asian="12.25pt" style:font-weight-asian="bold" style:font-size-complex="14pt" style:font-weight-complex="bold"/>
    </style:style>
    <style:style style:name="P11" style:family="paragraph" style:parent-style-name="Standard">
      <style:text-properties fo:font-size="14pt" style:text-underline-style="solid" style:text-underline-width="auto" style:text-underline-color="font-color" fo:font-weight="bold" officeooo:rsid="00450e84" officeooo:paragraph-rsid="00450e84" style:font-size-asian="12.25pt" style:font-weight-asian="bold" style:font-size-complex="14pt" style:font-weight-complex="bold"/>
    </style:style>
    <style:style style:name="P12" style:family="paragraph" style:parent-style-name="Standard">
      <style:text-properties fo:font-size="14pt" style:text-underline-style="solid" style:text-underline-width="auto" style:text-underline-color="font-color" fo:font-weight="bold" officeooo:rsid="0046fbf5" officeooo:paragraph-rsid="0046fbf5" style:font-size-asian="12.25pt" style:font-weight-asian="bold" style:font-size-complex="14pt" style:font-weight-complex="bold"/>
    </style:style>
    <style:style style:name="P13" style:family="paragraph" style:parent-style-name="Standard">
      <style:text-properties fo:font-weight="bold" officeooo:rsid="001219f9" officeooo:paragraph-rsid="001219f9" style:font-weight-asian="bold" style:font-weight-complex="bold"/>
    </style:style>
    <style:style style:name="P14" style:family="paragraph" style:parent-style-name="Standard">
      <style:text-properties fo:font-weight="bold" officeooo:rsid="001372c7" officeooo:paragraph-rsid="001372c7" style:font-weight-asian="bold" style:font-weight-complex="bold"/>
    </style:style>
    <style:style style:name="P15" style:family="paragraph" style:parent-style-name="Standard">
      <style:text-properties fo:font-weight="bold" officeooo:rsid="0020d578" officeooo:paragraph-rsid="0020d578" style:font-weight-asian="bold" style:font-weight-complex="bold"/>
    </style:style>
    <style:style style:name="P16" style:family="paragraph" style:parent-style-name="Standard">
      <style:text-properties fo:font-weight="bold" officeooo:rsid="0025cb2e" officeooo:paragraph-rsid="0025cb2e" style:font-weight-asian="bold" style:font-weight-complex="bold"/>
    </style:style>
    <style:style style:name="P17" style:family="paragraph" style:parent-style-name="Standard">
      <style:text-properties fo:font-weight="bold" officeooo:rsid="002ebbaa" officeooo:paragraph-rsid="002ebbaa" style:font-weight-asian="bold" style:font-weight-complex="bold"/>
    </style:style>
    <style:style style:name="P18" style:family="paragraph" style:parent-style-name="Standard">
      <style:text-properties fo:font-weight="bold" officeooo:rsid="003062a3" officeooo:paragraph-rsid="003062a3" style:font-weight-asian="bold" style:font-weight-complex="bold"/>
    </style:style>
    <style:style style:name="P19" style:family="paragraph" style:parent-style-name="Standard">
      <style:text-properties fo:font-weight="bold" officeooo:rsid="00378bcf" officeooo:paragraph-rsid="00378bcf" style:font-weight-asian="bold" style:font-weight-complex="bold"/>
    </style:style>
    <style:style style:name="P20" style:family="paragraph" style:parent-style-name="Standard">
      <style:text-properties officeooo:rsid="001557f9" officeooo:paragraph-rsid="001557f9"/>
    </style:style>
    <style:style style:name="P21" style:family="paragraph" style:parent-style-name="Standard">
      <style:text-properties fo:font-size="12pt" style:text-underline-style="solid" style:text-underline-width="auto" style:text-underline-color="font-color" fo:font-weight="bold" officeooo:rsid="001b4845" officeooo:paragraph-rsid="001b4845" style:font-size-asian="10.5pt" style:font-weight-asian="bold" style:font-size-complex="12pt" style:font-weight-complex="bold"/>
    </style:style>
    <style:style style:name="P22" style:family="paragraph" style:parent-style-name="Standard">
      <style:text-properties fo:font-size="12pt" style:text-underline-style="none" fo:font-weight="normal" officeooo:rsid="0046fbf5" officeooo:paragraph-rsid="0046fbf5" style:font-size-asian="10.5pt" style:font-weight-asian="normal" style:font-size-complex="12pt" style:font-weight-complex="normal"/>
    </style:style>
    <style:style style:name="P23" style:family="paragraph" style:parent-style-name="Standard">
      <style:text-properties officeooo:rsid="001cb479" officeooo:paragraph-rsid="001cb479"/>
    </style:style>
    <style:style style:name="P24" style:family="paragraph" style:parent-style-name="Standard">
      <style:text-properties officeooo:rsid="001d8ec2" officeooo:paragraph-rsid="001d8ec2"/>
    </style:style>
    <style:style style:name="P25" style:family="paragraph" style:parent-style-name="Standard">
      <style:text-properties officeooo:rsid="001ea5a9" officeooo:paragraph-rsid="001ea5a9"/>
    </style:style>
    <style:style style:name="P26" style:family="paragraph" style:parent-style-name="Standard">
      <style:text-properties officeooo:rsid="0020d578" officeooo:paragraph-rsid="0020d578"/>
    </style:style>
    <style:style style:name="P27" style:family="paragraph" style:parent-style-name="Standard">
      <style:text-properties officeooo:rsid="001acb61" officeooo:paragraph-rsid="001acb61"/>
    </style:style>
    <style:style style:name="P28" style:family="paragraph" style:parent-style-name="Standard">
      <style:text-properties fo:font-weight="normal" officeooo:rsid="0026e8ab" officeooo:paragraph-rsid="0026e8ab" style:font-weight-asian="normal" style:font-weight-complex="normal"/>
    </style:style>
    <style:style style:name="P29" style:family="paragraph" style:parent-style-name="Standard">
      <style:text-properties fo:font-weight="normal" officeooo:rsid="0027eea7" officeooo:paragraph-rsid="0027eea7" style:font-weight-asian="normal" style:font-weight-complex="normal"/>
    </style:style>
    <style:style style:name="P30" style:family="paragraph" style:parent-style-name="Standard">
      <style:text-properties fo:font-weight="normal" officeooo:rsid="0029fe32" officeooo:paragraph-rsid="0029fe32" style:font-weight-asian="normal" style:font-weight-complex="normal"/>
    </style:style>
    <style:style style:name="P31" style:family="paragraph" style:parent-style-name="Standard">
      <style:text-properties fo:font-weight="normal" officeooo:rsid="00378bcf" officeooo:paragraph-rsid="00378bcf" style:font-weight-asian="normal" style:font-weight-complex="normal"/>
    </style:style>
    <style:style style:name="P32" style:family="paragraph" style:parent-style-name="Standard">
      <style:text-properties fo:font-weight="normal" officeooo:rsid="00378bcf" officeooo:paragraph-rsid="004339a9" style:font-weight-asian="normal" style:font-weight-complex="normal"/>
    </style:style>
    <style:style style:name="P33" style:family="paragraph" style:parent-style-name="Standard">
      <style:text-properties fo:font-weight="normal" officeooo:rsid="00378bcf" officeooo:paragraph-rsid="00448192" style:font-weight-asian="normal" style:font-weight-complex="normal"/>
    </style:style>
    <style:style style:name="P34" style:family="paragraph" style:parent-style-name="Standard">
      <style:text-properties fo:font-weight="normal" officeooo:rsid="00450e84" officeooo:paragraph-rsid="00450e84" style:font-weight-asian="normal" style:font-weight-complex="normal"/>
    </style:style>
    <style:style style:name="P35" style:family="paragraph" style:parent-style-name="Standard">
      <style:text-properties officeooo:rsid="003062a3" officeooo:paragraph-rsid="003062a3"/>
    </style:style>
    <style:style style:name="P36" style:family="paragraph" style:parent-style-name="Standard">
      <style:text-properties officeooo:rsid="003062a3" officeooo:paragraph-rsid="00307fe1"/>
    </style:style>
    <style:style style:name="P37" style:family="paragraph" style:parent-style-name="Standard">
      <style:text-properties officeooo:rsid="00378bcf" officeooo:paragraph-rsid="00378bcf"/>
    </style:style>
    <style:style style:name="P38" style:family="paragraph" style:parent-style-name="Text_20_body" style:list-style-name="L2"/>
    <style:style style:name="P39" style:family="paragraph" style:parent-style-name="Text_20_body" style:list-style-name="L2">
      <style:paragraph-properties fo:margin-top="0cm" fo:margin-bottom="0cm" loext:contextual-spacing="false"/>
    </style:style>
    <style:style style:name="T1" style:family="text">
      <style:text-properties fo:color="#a52a2a"/>
    </style:style>
    <style:style style:name="T2" style:family="text">
      <style:text-properties fo:color="#0000cd"/>
    </style:style>
    <style:style style:name="T3" style:family="text">
      <style:text-properties fo:color="#ff0000"/>
    </style:style>
    <style:style style:name="T4" style:family="text">
      <style:text-properties officeooo:rsid="0010418e"/>
    </style:style>
    <style:style style:name="T5" style:family="text">
      <style:text-properties fo:color="#ff3333"/>
    </style:style>
    <style:style style:name="T6" style:family="text">
      <style:text-properties officeooo:rsid="001557f9"/>
    </style:style>
    <style:style style:name="T7" style:family="text">
      <style:text-properties officeooo:rsid="00158740"/>
    </style:style>
    <style:style style:name="T8" style:family="text">
      <style:text-properties officeooo:rsid="0018018e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text-underline-style="none" officeooo:rsid="0020f132"/>
    </style:style>
    <style:style style:name="T12" style:family="text">
      <style:text-properties style:text-underline-style="none" officeooo:rsid="00239fe2"/>
    </style:style>
    <style:style style:name="T13" style:family="text">
      <style:text-properties style:text-underline-style="none" officeooo:rsid="0025365e"/>
    </style:style>
    <style:style style:name="T14" style:family="text">
      <style:text-properties style:text-underline-style="none" officeooo:rsid="002ebbaa"/>
    </style:style>
    <style:style style:name="T15" style:family="text">
      <style:text-properties style:text-underline-style="none" officeooo:rsid="002fb6c8"/>
    </style:style>
    <style:style style:name="T16" style:family="text">
      <style:text-properties style:text-underline-style="none" officeooo:rsid="003062a3"/>
    </style:style>
    <style:style style:name="T17" style:family="text">
      <style:text-properties style:text-underline-style="none" officeooo:rsid="00307fe1"/>
    </style:style>
    <style:style style:name="T18" style:family="text">
      <style:text-properties style:text-underline-style="none" officeooo:rsid="0031648e"/>
    </style:style>
    <style:style style:name="T19" style:family="text">
      <style:text-properties style:text-underline-style="none" officeooo:rsid="0032f8e1"/>
    </style:style>
    <style:style style:name="T20" style:family="text">
      <style:text-properties style:text-underline-style="none" officeooo:rsid="00365b5d"/>
    </style:style>
    <style:style style:name="T21" style:family="text">
      <style:text-properties officeooo:rsid="001b4845"/>
    </style:style>
    <style:style style:name="T22" style:family="text">
      <style:text-properties officeooo:rsid="001ea5a9"/>
    </style:style>
    <style:style style:name="T23" style:family="text">
      <style:text-properties officeooo:rsid="001f9a93"/>
    </style:style>
    <style:style style:name="T24" style:family="text">
      <style:text-properties officeooo:rsid="0020f132"/>
    </style:style>
    <style:style style:name="T25" style:family="text">
      <style:text-properties officeooo:rsid="00210ddc"/>
    </style:style>
    <style:style style:name="T26" style:family="text">
      <style:text-properties fo:font-size="14pt" style:text-underline-style="solid" style:text-underline-width="auto" style:text-underline-color="font-color" fo:font-weight="bold" style:font-size-asian="12.25pt" style:font-weight-asian="bold" style:font-size-complex="14pt" style:font-weight-complex="bold"/>
    </style:style>
    <style:style style:name="T27" style:family="text">
      <style:text-properties officeooo:rsid="0026d3a4"/>
    </style:style>
    <style:style style:name="T28" style:family="text">
      <style:text-properties officeooo:rsid="002bad5b"/>
    </style:style>
    <style:style style:name="T29" style:family="text">
      <style:text-properties officeooo:rsid="002cbd85"/>
    </style:style>
    <style:style style:name="T30" style:family="text">
      <style:text-properties officeooo:rsid="002ebbaa"/>
    </style:style>
    <style:style style:name="T31" style:family="text">
      <style:text-properties officeooo:rsid="00307fe1"/>
    </style:style>
    <style:style style:name="T32" style:family="text">
      <style:text-properties officeooo:rsid="00389ccc"/>
    </style:style>
    <style:style style:name="T33" style:family="text">
      <style:text-properties officeooo:rsid="003be54b"/>
    </style:style>
    <style:style style:name="T34" style:family="text">
      <style:text-properties officeooo:rsid="003eadc9"/>
    </style:style>
    <style:style style:name="T35" style:family="text">
      <style:text-properties officeooo:rsid="003fdffa"/>
    </style:style>
    <style:style style:name="T36" style:family="text">
      <style:text-properties officeooo:rsid="00450e84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La base fundamental</text:p>
      <text:p text:style-name="P1"/>
      <text:p text:style-name="P1">Bootstrap es un framework JS/CSS de Twitter que facilita el desarrollo de sitios web responsive, que se adaptar al dispositivo donde se muestran. Para ello hace uso de 3 componentes fundamentales que van incluidos en todos los HTML que lo usan:</text:p>
      <text:p text:style-name="P1">1.- La librería JQuery de Javascript</text:p>
      <text:p text:style-name="P1"><text:span text:style-name="T2">&lt;</text:span><text:span text:style-name="T1">script</text:span><text:span text:style-name="T3"> src</text:span><text:span text:style-name="T2">="</text:span><text:a xlink:type="simple" xlink:href="https://ajax.googleapis.com/ajax/libs/jquery/3.2.1/jquery.min.js" text:style-name="Internet_20_link" text:visited-style-name="Visited_20_Internet_20_Link">https://ajax.googleapis.com/ajax/libs/jquery/3.2.1/jquery.min.js</text:a><text:span text:style-name="T2">"&gt;&lt;</text:span><text:span text:style-name="T1">/script</text:span><text:span text:style-name="T2">&gt;</text:span></text:p>
      <text:p text:style-name="P1"/>
      <text:p text:style-name="P1">2.- La librería de estilos CSS de Bootstrap</text:p>
      <text:p text:style-name="P3"><text:span text:style-name="T2">&lt;</text:span>link<text:span text:style-name="T3"> rel</text:span><text:span text:style-name="T2">="stylesheet"</text:span><text:span text:style-name="T3"> href</text:span><text:span text:style-name="T2">="</text:span><text:a xlink:type="simple" xlink:href="https://maxcdn.bootstrapcdn.com/bootstrap/3.3.7/css/bootstrap.min.css" text:style-name="Internet_20_link" text:visited-style-name="Visited_20_Internet_20_Link">https://maxcdn.bootstrapcdn.com/bootstrap/3.3.7/css/bootstrap.min.css</text:a><text:span text:style-name="T2">"&gt;</text:span></text:p>
      <text:p text:style-name="P3"><text:span text:style-name="T2"/></text:p>
      <text:p text:style-name="P1">3.- La librería Javscript de Bootstrap</text:p>
      <text:p text:style-name="P1"><text:span text:style-name="T2">&lt;</text:span><text:span text:style-name="T1">script</text:span><text:span text:style-name="T3"> src</text:span><text:span text:style-name="T2">="https://maxcdn.bootstrapcdn.com/bootstrap/3.3.7/js/bootstrap.min.js"&gt;&lt;</text:span><text:span text:style-name="T1">/script</text:span><text:span text:style-name="T2">&gt;</text:span></text:p>
      <text:p text:style-name="P1"/>
      <text:p text:style-name="P2"><text:span text:style-name="T4">Toda página que use este framework, por tanto siempre incluirá en su código estos 3 componentes. A parte de esto, otras 3 partes importantes deben de aparecen en el código HTML:</text:span></text:p>
      <text:p text:style-name="P2"/>
      <text:p text:style-name="P2"><text:span text:style-name="T4">1.- El Doctype de HTML5 UTF-8:</text:span></text:p>
      <text:p text:style-name="P2"><text:span text:style-name="T2">&lt;</text:span><text:span text:style-name="T1">!DOCTYPE</text:span><text:span text:style-name="T3"> html</text:span><text:span text:style-name="T2">&gt;</text:span><text:line-break/><text:span text:style-name="T2">&lt;</text:span><text:span text:style-name="T1">html</text:span><text:span text:style-name="T3"> lang</text:span><text:span text:style-name="T2">="en"&gt;</text:span><text:line-break/>  <text:span text:style-name="T2">&lt;</text:span><text:span text:style-name="T1">head</text:span><text:span text:style-name="T2">&gt;</text:span><text:line-break/>    <text:span text:style-name="T2">&lt;</text:span><text:span text:style-name="T1">meta</text:span><text:span text:style-name="T3"> charset</text:span><text:span text:style-name="T2">="utf-8"&gt;</text:span> <text:line-break/>  <text:span text:style-name="T2">&lt;</text:span><text:span text:style-name="T1">/head</text:span><text:span text:style-name="T2">&gt;</text:span><text:line-break/><text:span text:style-name="T2">&lt;</text:span><text:span text:style-name="T1">/html</text:span><text:span text:style-name="T2">&gt;</text:span> </text:p>
      <text:p text:style-name="P2"/>
      <text:p text:style-name="P5">2.- El meta tag específico para adaptación de dispositivos móviles, en &lt;head&gt;:</text:p>
      <text:p text:style-name="P2"><text:span text:style-name="T2">&lt;</text:span><text:span text:style-name="T1">meta</text:span><text:span text:style-name="T3"> name</text:span><text:span text:style-name="T2">="viewport"</text:span><text:span text:style-name="T3"> content</text:span><text:span text:style-name="T2">="width=device-width, initial-scale=1"&gt;</text:span> </text:p>
      <text:p text:style-name="P2"/>
      <text:p text:style-name="P5">3.- El elemento contenedor que envolverá al resto de componentes Bootstrap (el contenedor <text:span text:style-name="T5">.container</text:span>)</text:p>
      <text:p text:style-name="P4"><text:span text:style-name="T2">&lt;</text:span>div<text:span text:style-name="T3"> class</text:span><text:span text:style-name="T2">="container"&gt;</text:span></text:p>
      <text:p text:style-name="P4"><text:span text:style-name="T2">&lt;/div&gt;</text:span></text:p>
      <text:p text:style-name="P5"/>
      <text:p text:style-name="P13">Esqueleto base de una web Bootstrap:</text:p>
      <text:p text:style-name="P6"><text:span text:style-name="T2">&lt;</text:span><text:span text:style-name="T1">!DOCTYPE</text:span><text:span text:style-name="T3"> html</text:span><text:span text:style-name="T2">&gt;</text:span><text:line-break/><text:span text:style-name="T2">&lt;</text:span><text:span text:style-name="T1">html</text:span><text:span text:style-name="T3"> lang</text:span><text:span text:style-name="T2">="en"&gt;</text:span><text:line-break/><text:span text:style-name="T2">&lt;</text:span><text:span text:style-name="T1">head</text:span><text:span text:style-name="T2">&gt;</text:span><text:line-break/>  <text:span text:style-name="T2">&lt;</text:span><text:span text:style-name="T1">title</text:span><text:span text:style-name="T2">&gt;</text:span>Bootstrap Example<text:span text:style-name="T2">&lt;</text:span><text:span text:style-name="T1">/title</text:span><text:span text:style-name="T2">&gt;</text:span><text:line-break/>  <text:span text:style-name="T2">&lt;</text:span><text:span text:style-name="T1">meta</text:span><text:span text:style-name="T3"> charset</text:span><text:span text:style-name="T2">="utf-8"&gt;</text:span><text:line-break/>  <text:span text:style-name="T2">&lt;</text:span><text:span text:style-name="T1">meta</text:span><text:span text:style-name="T3"> name</text:span><text:span text:style-name="T2">="viewport"</text:span><text:span text:style-name="T3"> content</text:span><text:span text:style-name="T2">="width=device-width, initial-scale=1"&gt;</text:span><text:line-break/>  <text:span text:style-name="T2">&lt;</text:span><text:span text:style-name="T1">link</text:span><text:span text:style-name="T3"> rel</text:span><text:span text:style-name="T2">="stylesheet"</text:span><text:span text:style-name="T3"> href</text:span><text:span text:style-name="T2">="https://maxcdn.bootstrapcdn.com/bootstrap/3.3.7/css/bootstrap.min.css"&gt;</text:span><text:line-break/>  <text:span text:style-name="T2">&lt;</text:span><text:span text:style-name="T1">script</text:span><text:span text:style-name="T3"> src</text:span><text:span text:style-name="T2">="https://ajax.googleapis.com/ajax/libs/jquery/3.2.0/jquery.min.js"&gt;&lt;</text:span><text:span text:style-name="T1">/script</text:span><text:span text:style-name="T2">&gt;</text:span><text:line-break/>  <text:span text:style-name="T2">&lt;</text:span><text:span text:style-name="T1">script</text:span><text:span text:style-name="T3"> src</text:span><text:span text:style-name="T2">="https://maxcdn.bootstrapcdn.com/bootstrap/3.3.7/js/bootstrap.min.js"&gt;&lt;</text:span><text:span text:style-name="T1">/script</text:span><text:span text:style-name="T2">&gt;</text:span><text:line-break/><text:span text:style-name="T2">&lt;</text:span><text:span text:style-name="T1">/head</text:span><text:span text:style-name="T2">&gt;</text:span><text:line-break/><text:span text:style-name="T2">&lt;</text:span><text:span text:style-name="T1">body</text:span><text:span text:style-name="T2">&gt;</text:span><text:line-break/><text:span text:style-name="T2">&lt;</text:span><text:span text:style-name="T1">div</text:span><text:span text:style-name="T3"> class</text:span><text:span text:style-name="T2">="container"&gt;</text:span><text:line-break/>  &lt;<text:span text:style-name="T1">/div</text:span><text:span text:style-name="T2">&gt;</text:span><text:line-break/><text:span text:style-name="T2">&lt;</text:span><text:span text:style-name="T1">/body</text:span><text:span text:style-name="T2">&gt;</text:span><text:line-break/><text:span text:style-name="T2">&lt;</text:span><text:span text:style-name="T1">/html</text:span><text:span text:style-name="T2">&gt;</text:span> </text:p>
      <text:p text:style-name="P6"/>
      <text:p text:style-name="P14"><text:soft-page-break/>Particularidades del elemento container</text:p>
      <text:p text:style-name="P5">- <text:span text:style-name="T6">Hay 2 tipos diferentes de containers en bootstrap:</text:span></text:p>
      <text:p text:style-name="P20">a) .container <text:tab/><text:tab/>=&gt; contenedor responsive de anchura fija <text:span text:style-name="T7">para cada tamaño de pantalla</text:span></text:p>
      <text:p text:style-name="P20">b) .container-fluid <text:tab/>=&gt; contenedor de ancho <text:span text:style-name="T8">elástico</text:span> que se expande <text:span text:style-name="T8">ocupando </text:span>todo el viewport</text:p>
      <text:p text:style-name="P2">- <text:span text:style-name="T6">Los contenedores no son anidables, es decir no puede haber uno dentro de otro. </text:span></text:p>
      <text:p text:style-name="P2"><text:s/></text:p>
      <text:p text:style-name="P27"><text:span text:style-name="T26">El grid de Bootstrap</text:span></text:p>
      <text:p text:style-name="P9"/>
      <text:p text:style-name="P21"><text:span text:style-name="T10">Bootstrap permite un sistema de grid de hasta 12 columnas a lo largo de la página. </text:span></text:p>
      <text:p text:style-name="P21"><text:span text:style-name="T10">Las columnas pueden juntarse para ocupar varias columnas, siempre que sumen hasta 12 por fila.</text:span></text:p>
      <text:p text:style-name="P21"><text:span text:style-name="T10">El sistema de grid es responsive y se ajusta al tamaño de la pantalla del dispositivo.</text:span></text:p>
      <text:p text:style-name="P21"><text:span text:style-name="T10">Hay 1 clase de grid para cada tamaño/dispostivo:</text:span></text:p>
      <text:list xml:id="list5854282058875188270" text:style-name="L2">
        <text:list-item>
          <text:p text:style-name="P39">xs (<text:span text:style-name="T21">para</text:span> <text:span text:style-name="T21">móviles &lt; 768 px</text:span>) </text:p>
        </text:list-item>
        <text:list-item>
          <text:p text:style-name="P39">sm (<text:span text:style-name="T21">para</text:span> tablet<text:span text:style-name="T21">a</text:span>s <text:span text:style-name="T25">&gt;=</text:span> <text:span text:style-name="T22">768 px</text:span>) </text:p>
        </text:list-item>
        <text:list-item>
          <text:p text:style-name="P39">md (<text:span text:style-name="T21">para portátiles &gt;= 992 px</text:span>) </text:p>
        </text:list-item>
        <text:list-item>
          <text:p text:style-name="P38">lg (<text:span text:style-name="T21">para pc sobremesa &gt;= 1200 px</text:span>) </text:p>
        </text:list-item>
      </text:list>
      <text:p text:style-name="P23">Pueden combinarse para crear disposiciones más dinámicas.</text:p>
      <text:p text:style-name="P23">Este es un ejemplo de grid:</text:p>
      <text:p text:style-name="P23"><text:span text:style-name="T2">&lt;</text:span><text:span text:style-name="T1">div</text:span><text:span text:style-name="T3"> class</text:span><text:span text:style-name="T2">="row"&gt;</text:span><text:line-break/>  <text:span text:style-name="T2">&lt;</text:span><text:span text:style-name="T1">div</text:span><text:span text:style-name="T3"> class</text:span><text:span text:style-name="T2">="col-sm-4"&gt;</text:span>.col-sm-4<text:span text:style-name="T2">&lt;</text:span><text:span text:style-name="T1">/div</text:span><text:span text:style-name="T2">&gt;</text:span><text:line-break/>  <text:span text:style-name="T2">&lt;</text:span><text:span text:style-name="T1">div</text:span><text:span text:style-name="T3"> class</text:span><text:span text:style-name="T2">="col-sm-4"&gt;</text:span>.col-sm-4<text:span text:style-name="T2">&lt;</text:span><text:span text:style-name="T1">/div</text:span><text:span text:style-name="T2">&gt;</text:span><text:line-break/>  <text:span text:style-name="T2">&lt;</text:span><text:span text:style-name="T1">div</text:span><text:span text:style-name="T3"> class</text:span><text:span text:style-name="T2">="col-sm-4"&gt;</text:span>.col-sm-4<text:span text:style-name="T2">&lt;</text:span><text:span text:style-name="T1">/div</text:span><text:span text:style-name="T2">&gt;</text:span><text:line-break/><text:span text:style-name="T2">&lt;</text:span><text:span text:style-name="T1">/div</text:span><text:span text:style-name="T2">&gt;</text:span> </text:p>
      <text:p text:style-name="P23"/>
      <text:p text:style-name="P24">Es una fila, con 3 celdas de 4 columnas cada una, sumando 12 en total.</text:p>
      <text:p text:style-name="P25">¿Qué significa que sea de la clase -sm- ?. Pues que se mantendrá en la misma fila si el tamaño de la pantalla es de <text:span text:style-name="T23">tabletas para arriba, y solamente colapsará a mostrarse en 3 filas si el tamaño es menor ( o sea, de móvil).</text:span> </text:p>
      <text:p text:style-name="P2"/>
      <text:p text:style-name="P15">Reglas del sistema de Grid</text:p>
      <text:p text:style-name="P15"/>
      <text:p text:style-name="P26">- Las fi<text:span text:style-name="T24">l</text:span>as (row) deben ir dentro de un container o container-fluid para su correcta alineación</text:p>
      <text:p text:style-name="P26">- <text:span text:style-name="T11">Use filas (row) para crear grupos de columnas horizontales</text:span></text:p>
      <text:p text:style-name="P26"><text:span text:style-name="T11">- El contenido debe de estar dentro de las columnas, y solamente las columnas deben ser los hijos inmediatos de las filas (nada debe haber entre ambos nunca)</text:span></text:p>
      <text:p text:style-name="P26"><text:span text:style-name="T11">- </text:span><text:span text:style-name="T12">Las columnas crean canalones (pequeños espacios entre ellas) via padding. </text:span><text:span text:style-name="T13">30 px</text:span></text:p>
      <text:p text:style-name="P26"><text:span text:style-name="T13"/></text:p>
      <text:p text:style-name="P16">Ejemplo de mezcla de clases de diferente tamaño</text:p>
      <text:p text:style-name="P16"/>
      <text:p text:style-name="P16"><text:span text:style-name="T2">&lt;</text:span><text:span text:style-name="T1">div</text:span><text:span text:style-name="T3"> class</text:span><text:span text:style-name="T2">="container-fluid"&gt;</text:span><text:line-break/>  <text:span text:style-name="T2">&lt;</text:span><text:span text:style-name="T1">h1</text:span><text:span text:style-name="T2">&gt;</text:span>H<text:span text:style-name="T27">ola</text:span> <text:span text:style-name="T27">mundo</text:span>!<text:span text:style-name="T2">&lt;</text:span><text:span text:style-name="T1">/h1</text:span><text:span text:style-name="T2">&gt;</text:span><text:line-break/>  <text:span text:style-name="T2">&lt;</text:span><text:span text:style-name="T1">div</text:span><text:span text:style-name="T3"> class</text:span><text:span text:style-name="T2">="row"&gt;</text:span><text:line-break/>    <text:span text:style-name="T2">&lt;</text:span><text:span text:style-name="T1">div</text:span><text:span text:style-name="T3"> class</text:span><text:span text:style-name="T2">="col-sm-3 col-md-6"</text:span><text:span text:style-name="T3"> style</text:span><text:span text:style-name="T2">="background-color:yellow;"&gt;</text:span><text:line-break/>      <text:span text:style-name="T2">&lt;</text:span><text:span text:style-name="T1">p</text:span><text:span text:style-name="T2">&gt;</text:span>Lorem ipsum...<text:span text:style-name="T2">&lt;</text:span><text:span text:style-name="T1">/p</text:span><text:span text:style-name="T2">&gt;</text:span><text:line-break/>    <text:span text:style-name="T2">&lt;</text:span><text:span text:style-name="T1">/div</text:span><text:span text:style-name="T2">&gt;</text:span><text:line-break/>    <text:span text:style-name="T2">&lt;</text:span><text:span text:style-name="T1">div</text:span><text:span text:style-name="T3"> class</text:span><text:span text:style-name="T2">="col-sm-9 col-md-6"</text:span><text:span text:style-name="T3"> style</text:span><text:span text:style-name="T2">="background-color:pink;"&gt;</text:span><text:line-break/>      <text:span text:style-name="T2">&lt;</text:span><text:span text:style-name="T1">p</text:span><text:span text:style-name="T2">&gt;</text:span>Sed ut perspiciatis...<text:span text:style-name="T2">&lt;</text:span><text:span text:style-name="T1">/p</text:span><text:span text:style-name="T2">&gt;</text:span><text:line-break/>    <text:span text:style-name="T2">&lt;</text:span><text:span text:style-name="T1">/div</text:span><text:span text:style-name="T2">&gt;</text:span><text:line-break/>  <text:span text:style-name="T2">&lt;</text:span><text:span text:style-name="T1">/div</text:span><text:span text:style-name="T2">&gt;</text:span><text:line-break/><text:span text:style-name="T2">&lt;</text:span><text:span text:style-name="T1">/div</text:span><text:span text:style-name="T2">&gt;</text:span> </text:p>
      <text:p text:style-name="P28"><text:soft-page-break/>Usando las reglas del Grid, podemos entender en este ejemplo la combinación de clases de diferente tamaño dentro de una misma columna. Cuando la pantalla es -md- o superior, ambas columnas tienen el mismo tamaño de 6. Cuando la pantalla es inferior hasta -sm- la segunda es el triple que la primera y se mantienen en la misma fija. Cuando la pantalla es inferior a -sm- entonces pasan a apilarse una sobre la otra, y ocuparan ambas todo el ancho por lo que serán igual de anchas.</text:p>
      <text:p text:style-name="P28"/>
      <text:p text:style-name="P10">Tipografía</text:p>
      <text:p text:style-name="P29"/>
      <text:p text:style-name="P30">Son las clases <text:span text:style-name="T30">y tags</text:span> que tratan todo lo referente al texto y la forma en como mostrarlo.</text:p>
      <text:p text:style-name="P30"/>
      <text:p text:style-name="P17">Tags</text:p>
      <text:p text:style-name="P30">- <text:span text:style-name="T28">h1 … h6 <text:s/><text:tab/>=&gt; 36 px, 30 px, 24 px, 18 px, 14 px, 12 px (respectivamente)</text:span></text:p>
      <text:p text:style-name="P30">- <text:span text:style-name="T29">small <text:tab/>=&gt; tamaño inferior para texto secundario</text:span></text:p>
      <text:p text:style-name="P30">- <text:span text:style-name="T30">mark<text:tab/><text:tab/>=&gt; para remarcar un texto</text:span></text:p>
      <text:p text:style-name="P26"><text:span text:style-name="T12">- </text:span><text:span text:style-name="T14">abbr<text:tab/><text:tab/>=&gt; abreviatura</text:span></text:p>
      <text:p text:style-name="P26"><text:span text:style-name="T14">- blockquote<text:tab/>=&gt; bloque cita</text:span></text:p>
      <text:p text:style-name="P26"><text:span text:style-name="T14">- dl<text:tab/><text:tab/>=&gt; lista de descripciones (dt – item / dd – descripción)</text:span></text:p>
      <text:p text:style-name="P26"><text:span text:style-name="T14">- </text:span><text:span text:style-name="T15">code<text:tab/><text:tab/>=&gt; codigo</text:span></text:p>
      <text:p text:style-name="P26"><text:span text:style-name="T15">- kbd<text:tab/><text:tab/>=&gt; teclas</text:span></text:p>
      <text:p text:style-name="P26"><text:span text:style-name="T15">- </text:span><text:span text:style-name="T16">pre<text:tab/><text:tab/>=&gt; preserva el tamaño, saltos de lineas y espacios del texto original</text:span></text:p>
      <text:p text:style-name="P26"/>
      <text:p text:style-name="P18"><text:span text:style-name="T9">Clases</text:span></text:p>
      <text:p text:style-name="P35"><text:span text:style-name="T9">- </text:span><text:span text:style-name="T17">text-primary, text-success, text-info, text-warning, text-danger =&gt; color del texto</text:span></text:p>
      <text:p text:style-name="P36"><text:span text:style-name="T17">- bg-primary, bg-success, bg-info, bg-warning, bg-danger<text:tab/>=&gt; color del fondo</text:span></text:p>
      <text:p text:style-name="P36"><text:span text:style-name="T17">- </text:span><text:span text:style-name="T18">text-left, text-center, text-right, text-justify<text:tab/><text:tab/>=&gt; alineación</text:span></text:p>
      <text:p text:style-name="P36"><text:span text:style-name="T18">- </text:span><text:span text:style-name="T19">text-lowercase, text-uppercase, text-capitalize</text:span></text:p>
      <text:p text:style-name="P36"><text:span text:style-name="T19">- </text:span><text:span text:style-name="T20">list-unstyled<text:tab/>=&gt; lista sin estilo, no aplicable a los hijos de estos (ul, ol)</text:span></text:p>
      <text:p text:style-name="P36"><text:span text:style-name="T20">- list-inline<text:tab/>=&gt; lista con todos los elementos en una sola linea<text:tab/></text:span></text:p>
      <text:p text:style-name="P36"><text:span text:style-name="T20">- dl-horizontal<text:tab/>=&gt; dl con dt/dd en horizontal una al lado de la otra</text:span></text:p>
      <text:p text:style-name="P36"/>
      <text:p text:style-name="P8"><text:span text:style-name="T31">T</text:span>ablas</text:p>
      <text:p text:style-name="P26"><text:span text:style-name="T11"/></text:p>
      <text:p text:style-name="P37">Son las clases que definen el comportamiento de las tablas. <text:span text:style-name="T32">Las tablas de bootstrap tienen un ligero padding y solo lineas divisoras horizontales. </text:span></text:p>
      <text:p text:style-name="P37"/>
      <text:p text:style-name="P19">Clases</text:p>
      <text:p text:style-name="P31">- <text:span text:style-name="T32">table <text:tab/><text:tab/><text:tab/>=&gt; añade el estilo básico para tablas</text:span></text:p>
      <text:p text:style-name="P31">- <text:span text:style-name="T33">table-stripped<text:tab/>=&gt; tabla con lineas de cebra</text:span></text:p>
      <text:p text:style-name="P31">- <text:span text:style-name="T34">table-bordered<text:tab/>=&gt; tabla con bordes en todas las celdas &lt;td&gt;</text:span></text:p>
      <text:p text:style-name="P31">- <text:span text:style-name="T34">table-hover<text:tab/><text:tab/>=&gt; tabla que resalta filas con el ratón</text:span></text:p>
      <text:p text:style-name="P31">- <text:span text:style-name="T35">table-condensed<text:tab/>=&gt; tabla con la mitad de padding que lo normal</text:span></text:p>
      <text:p text:style-name="P32">- <text:span text:style-name="T35">active, success, info, warning, danger =&gt; contextuales para &lt;tr&gt; o &lt;td&gt;</text:span></text:p>
      <text:p text:style-name="P33">- <text:span text:style-name="T35">table-responsive<text:tab/>=&gt; genera una barra scroll para -sm- e inferiores (ponerlo en un &lt;div&gt; contenedor de la tabla a convertir en responsive, nunca como subclase de &lt;table&gt;)</text:span></text:p>
      <text:p text:style-name="P33"/>
      <text:p text:style-name="P33"/>
      <text:p text:style-name="P11">Visibilidad de elementos</text:p>
      <text:p text:style-name="P33"/>
      <text:p text:style-name="P34">Son clases que que hacen al elemento visible o invisible dependiendo del tamaño de la pantalla</text:p>
      <text:p text:style-name="P34"/>
      <text:p text:style-name="P33">- <text:span text:style-name="T36">visible-xs/-sm/-md/-lg<text:tab/>=&gt; dice con que tamaño el elemento es visible</text:span></text:p>
      <text:p text:style-name="P33">- <text:span text:style-name="T36">hidden-xs/-sm/-md/-lg<text:tab/>=&gt; dice con que tamaño un elemento es ocultado</text:span></text:p>
      <text:p text:style-name="P12"><text:soft-page-break/>Imágenes</text:p>
      <text:p text:style-name="P22"/>
      <text:p text:style-name="P22"/>
      <text:p text:style-name="P31"/>
      <text:p text:style-name="P31"/>
      <text:p text:style-name="P31"/>
      <text:p text:style-name="P31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9T16:05:48.381844838</meta:creation-date>
    <meta:generator>LibreOffice/4.3.3.2$Linux_X86_64 LibreOffice_project/430m0$Build-2</meta:generator>
    <dc:date>2017-05-29T18:38:01.096936531</dc:date>
    <meta:editing-duration>PT2H30M5S</meta:editing-duration>
    <meta:editing-cycles>51</meta:editing-cycles>
    <meta:document-statistic meta:table-count="0" meta:image-count="0" meta:object-count="0" meta:page-count="4" meta:paragraph-count="81" meta:word-count="924" meta:character-count="6288" meta:non-whitespace-character-count="5351"/>
  </office:meta>
</office:document-meta>
</file>